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2759619475463079208"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5044303235856010429"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6096418840587414847"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2888784428048615008"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18"/>
      <text:p text:style-name="P22">In the last week: <text:s/>25 miles</text:p>
      <text:p text:style-name="P22"/>
      <text:p text:style-name="P22"/>
      <text:p text:style-name="P22"/>
      <text:p text:style-name="P18"><text:soft-page-break/>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22">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22">Run: <text:span text:style-name="T2">1 mile on the loop in 9:24 followed by about a 4:00 minute rest.</text:span></text:p>
      <text:p text:style-name="P22"><text:span text:style-name="T2">1 mile in 8:16, splits: 2:35, 2:44, 2:35, 22 s, ¼ mile of jogging and walking</text:span></text:p>
      <text:p text:style-name="P22"><text:span text:style-name="T2">6 loops of running walking in 21:53 or 11:31/mile. I walked about 1 minute during each loop. </text:span></text:p>
      <text:p text:style-name="P22"><text:span text:style-name="T2"/></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02T21:27:10.97</dc:date>
    <dc:creator>James Lombardi</dc:creator>
    <meta:editing-duration>P3DT1H4M58S</meta:editing-duration>
    <meta:editing-cycles>304</meta:editing-cycles>
    <meta:generator>OpenOffice/4.1.2$Win32 OpenOffice.org_project/412m3$Build-9782</meta:generator>
    <meta:document-statistic meta:table-count="0" meta:image-count="0" meta:object-count="0" meta:page-count="45" meta:paragraph-count="1198" meta:word-count="13044" meta:character-count="64227"/>
  </office:meta>
</office:document-meta>
</file>